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Mono" svg:font-family="'SF Mono', 'Segoe UI Mono', 'Roboto Mono', 'Ubuntu Mono', Menlo, Courier, monospace"/>
    <style:font-face style:name="apple-system" svg:font-family="apple-system, BlinkMacSystemFont, 'Segoe UI', Roboto, Oxygen, Ubuntu, 'Fira Sans', 'Droid Sans', 'Helvetica Neue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</style:style>
    <style:style style:name="P3" style:family="paragraph" style:parent-style-name="Standard">
      <style:paragraph-properties fo:margin-left="0cm" fo:margin-right="0cm" fo:margin-top="0cm" fo:margin-bottom="0cm" loext:contextual-spacing="true" fo:text-indent="0cm" style:auto-text-indent="false"/>
    </style:style>
    <style:style style:name="P4" style:family="paragraph" style:parent-style-name="Standard">
      <style:paragraph-properties fo:margin-left="1.27cm" fo:margin-right="0cm" fo:margin-top="0cm" fo:margin-bottom="0cm" loext:contextual-spacing="true" fo:text-indent="-0.635cm" style:auto-text-indent="false"/>
    </style:style>
    <style:style style:name="P5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6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</style:style>
    <style:style style:name="P7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variant="normal" fo:text-transform="none" fo:color="#172b4d" style:font-name="SF Mono" fo:font-size="9pt" fo:letter-spacing="normal" fo:font-style="normal" fo:font-weight="normal" fo:background-color="#f5f5f5" loext:char-shading-value="0" loext:padding-left="0.079cm" loext:padding-right="0.079cm" loext:padding-top="0.049cm" loext:padding-bottom="0.049cm" loext:border="0.06pt solid #cccccc"/>
    </style:style>
    <style:style style:name="T5" style:family="text">
      <style:text-properties fo:font-variant="normal" fo:text-transform="none" fo:color="#172b4d" style:font-name="apple-system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ython</text:span></text:p>
      <text:list xml:id="list872016560810370583" text:style-name="WWNum1">
        <text:list-item>
          <text:p text:style-name="P5">PEP8, с длиной строки 120 символов;</text:p>
        </text:list-item>
        <text:list-item>
          <text:p text:style-name="P5">Все функции и классы должны быть документированы, используя reST docstring: <text:a xlink:type="simple" xlink:href="http://stackoverflow.com/questions/3898572/what-is-the-standard-python-docstring-format/3899154#3899154" text:style-name="Internet_20_link" text:visited-style-name="Visited_20_Internet_20_Link"><text:span text:style-name="T3">http://stackoverflow.com/questions/3898572/what-is-the-standard-python-docstring-format/3899154#3899154</text:span></text:a>;</text:p>
        </text:list-item>
        <text:list-item>
          <text:p text:style-name="P5">Код должен иметь максимальное покрытие тестами, с помощью TDD (Test Driven Development);</text:p>
        </text:list-item>
        <text:list-item>
          <text:p text:style-name="P5">import this</text:p>
        </text:list-item>
      </text:list>
      <text:p text:style-name="P1"><text:span text:style-name="T1">Javascript</text:span></text:p>
      <text:list xml:id="list1844408613674392435" text:style-name="WWNum3">
        <text:list-item>
          <text:p text:style-name="P6">Функции должны иметь комментарии, объясняющие, что происходит и зачем они существуют</text:p>
        </text:list-item>
        <text:list-item>
          <text:p text:style-name="P6">Точка с запятой является обязательной.</text:p>
        </text:list-item>
        <text:list-item>
          <text:p text:style-name="P6">Наличие js кода в html файлах должно быть минимизировано, в идеале - сведено на нет через вынесение js кода в отдельный файл</text:p>
        </text:list-item>
        <text:list-item>
          <text:p text:style-name="P6">Для проверки соответствия следует использовать Eslint со следующей конфигурацией: <text:a xlink:type="simple" xlink:href="http://pastebin.com/Q6yuWXUV" text:style-name="Internet_20_link" text:visited-style-name="Visited_20_Internet_20_Link"><text:span text:style-name="T3">http://pastebin.com/Q6yuWXUV</text:span></text:a></text:p>
        </text:list-item>
        <text:list-item>
          <text:p text:style-name="P6">Для привязки js к элементам в html следует использовать классы, завершающиеся на `-js`, например: `my-slider-js`</text:p>
        </text:list-item>
      </text:list>
      <text:p text:style-name="P1"><text:span text:style-name="T1">CSS</text:span></text:p>
      <text:list xml:id="list8805711037692130129" text:style-name="WWNum2">
        <text:list-item>
          <text:p text:style-name="P7">Классы должны описывать одно свойство объекта и быть максимально переиспользуемыми. Так, если у нас есть красная большая кнопка с белой границей в 1 пиксель следует использовать набор классов: `background-red btn-big border-1px border-white`</text:p>
        </text:list-item>
        <text:list-item>
          <text:p text:style-name="P7">Не стоит привязывать стили к классам, что завершаются на `-js`</text:p>
        </text:list-item>
        <text:list-item>
          <text:p text:style-name="P7">Неиспользуемые стили должны быть удалены</text:p>
        </text:list-item>
      </text:list>
      <text:p text:style-name="P4"/>
      <text:p text:style-name="P4"/>
      <text:p text:style-name="P3"><text:span text:style-name="Source_20_Text"><text:span text:style-name="T4">get_memberships_for_event</text:span></text:span><text:span text:style-name="T5">. В целом, есть простое правило наименования методов и свойств: метод должен описываться глаголом, а свойство - существительным. Т.е. если это </text:span><text:span text:style-name="Source_20_Text"><text:span text:style-name="T4">@property</text:span></text:span><text:span text:style-name="T5">, то название было бы </text:span><text:span text:style-name="Source_20_Text"><text:span text:style-name="T4">event_memberships</text:span></text:span><text:span text:style-name="T5">, но поскольку это метод, название должно содержать глагол. В данном случае </text:span><text:span text:style-name="Source_20_Text"><text:span text:style-name="T4">get</text:span></text:span><text:span text:style-name="T5">. И метод в данном случае подходит лучше чем свойство.</text:span></text:p>
      <text:p text:style-name="P3"><text:span text:style-name="T5"/></text:p>
      <text:p text:style-name="P3"><text:span text:style-name="T5">Ты должен придерживаться структуры в документации: </text:span><text:span text:style-name="Source_20_Text"><text:span text:style-name="T4">:param имя параметра: тип параметра</text:span></text:span><text:span text:style-name="T5"> Т.е. сразу после двоеточия должен идти именно тип, а не пояснения что это и зачем. Это относится к моему комментарию выше, не там остави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Mono" svg:font-family="'SF Mono', 'Segoe UI Mono', 'Roboto Mono', 'Ubuntu Mono', Menlo, Courier, monospace"/>
    <style:font-face style:name="apple-system" svg:font-family="apple-system, BlinkMacSystemFont, 'Segoe UI', Roboto, Oxygen, Ubuntu, 'Fira Sans', 'Droid Sans', 'Helvetica Neue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2T17:14:50.511626383</dc:date>
    <meta:editing-duration>PT3M26S</meta:editing-duration>
    <meta:editing-cycles>1</meta:editing-cycles>
    <meta:document-statistic meta:table-count="0" meta:image-count="0" meta:object-count="0" meta:page-count="1" meta:paragraph-count="17" meta:word-count="239" meta:character-count="1742" meta:non-whitespace-character-count="1532"/>
    <meta:generator>LibreOffice/5.1.6.2$Linux_X86_64 LibreOffice_project/10m0$Build-2</meta:generator>
  </office:meta>
</office:document-meta>
</file>